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paragraph-rsid="00099447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paragraph-rsid="0008a2d1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paragraph-rsid="000c1db7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7a4a4" officeooo:paragraph-rsid="0007a4a4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07a4a4" officeooo:paragraph-rsid="0007a4a4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07a4a4" officeooo:paragraph-rsid="000dff33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08a2d1" officeooo:paragraph-rsid="0008a2d1"/>
    </style:style>
    <style:style style:name="P10" style:family="paragraph" style:parent-style-name="Standard">
      <style:paragraph-properties fo:text-align="center" style:justify-single-word="false" fo:padding="0.049cm" fo:border="0.99pt solid #000000" style:shadow="none"/>
      <style:text-properties style:font-name="Times New Roman" fo:font-weight="bold" officeooo:rsid="0007a4a4" officeooo:paragraph-rsid="0007a4a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paragraph-rsid="000e58fa"/>
    </style:style>
    <style:style style:name="P12" style:family="paragraph" style:parent-style-name="Standard">
      <style:paragraph-properties fo:text-align="start" style:justify-single-word="false"/>
      <style:text-properties style:font-name="Times New Roman" officeooo:rsid="0008a2d1" officeooo:paragraph-rsid="000e58fa"/>
    </style:style>
    <style:style style:name="T1" style:family="text">
      <style:text-properties officeooo:rsid="0007a4a4"/>
    </style:style>
    <style:style style:name="T2" style:family="text">
      <style:text-properties officeooo:rsid="0008a2d1"/>
    </style:style>
    <style:style style:name="T3" style:family="text">
      <style:text-properties fo:font-weight="bold" officeooo:rsid="0007a4a4" style:font-weight-asian="bold" style:font-weight-complex="bold"/>
    </style:style>
    <style:style style:name="T4" style:family="text">
      <style:text-properties fo:font-weight="bold" officeooo:rsid="0008a2d1" style:font-weight-asian="bold" style:font-weight-complex="bold"/>
    </style:style>
    <style:style style:name="T5" style:family="text">
      <style:text-properties fo:font-weight="bold" officeooo:rsid="000aca24" style:font-weight-asian="bold" style:font-weight-complex="bold"/>
    </style:style>
    <style:style style:name="T6" style:family="text">
      <style:text-properties fo:font-weight="bold" officeooo:rsid="000e58fa" style:font-weight-asian="bold" style:font-weight-complex="bold"/>
    </style:style>
    <style:style style:name="T7" style:family="text">
      <style:text-properties fo:font-weight="bold" officeooo:rsid="000c1db7" style:font-name-asian="DejaVu Sans" style:font-weight-asian="bold" style:font-name-complex="Lohit Hindi" style:font-weight-complex="bold"/>
    </style:style>
    <style:style style:name="T8" style:family="text">
      <style:text-properties fo:font-weight="bold" officeooo:rsid="000e58fa" style:font-name-asian="DejaVu Sans" style:font-weight-asian="bold" style:font-name-complex="Lohit Hindi" style:font-weight-complex="bold"/>
    </style:style>
    <style:style style:name="T9" style:family="text">
      <style:text-properties style:font-name="Wingdings" fo:font-weight="bold" officeooo:rsid="000c1db7" style:font-name-asian="Wingdings" style:font-weight-asian="bold" style:font-name-complex="Wingdings" style:font-weight-complex="bold"/>
    </style:style>
    <style:style style:name="T10" style:family="text">
      <style:text-properties officeooo:rsid="000dff33"/>
    </style:style>
    <style:style style:name="T11" style:family="text">
      <style:text-properties fo:font-weight="normal" officeooo:rsid="0007a4a4" style:font-weight-asian="normal" style:font-weight-complex="normal"/>
    </style:style>
    <style:style style:name="T12" style:family="text">
      <style:text-properties fo:font-weight="normal" officeooo:rsid="000e58fa" style:font-name-asian="DejaVu Sans" style:font-weight-asian="normal" style:font-name-complex="Lohit Hindi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 et SEMINAIRES de QI GONG</text:p>
      <text:p text:style-name="P10"><text:s/>Dispensés par Annie et Lionel CATANZARITI</text:p>
      <text:p text:style-name="P10">13, PLACE PHILIPPE LEBON – 59000 – LILLE</text:p>
      <text:p text:style-name="P10">Tél. : 06 07 19 31 75 ou 06 73 36 83 73</text:p>
      <text:p text:style-name="P4"/>
      <text:p text:style-name="P10">BULLETIN D'INSCRIPTION</text:p>
      <text:p text:style-name="P7"/>
      <text:p text:style-name="P8">Nom et Prénom :</text:p>
      <text:p text:style-name="P8"/>
      <text:p text:style-name="P8">Date de naissance :</text:p>
      <text:p text:style-name="P8"/>
      <text:p text:style-name="P8">Profession :</text:p>
      <text:p text:style-name="P8"/>
      <text:p text:style-name="P8">Adresse :</text:p>
      <text:p text:style-name="P8"/>
      <text:p text:style-name="P8">Numéro de téléphone :</text:p>
      <text:p text:style-name="P5"/>
      <text:p text:style-name="P5"/>
      <text:p text:style-name="P5"/>
      <text:p text:style-name="P1"><text:span text:style-name="T9"></text:span><text:span text:style-name="T7"> </text:span><text:span text:style-name="T1">S’inscrit à l’Enseignement hebdomadaire de Qi Gong + 1 séminaire dispensés à LILLE, 13 Place Philippe LEBON, durant l’année universitaire 2017-2018 : </text:span><text:span text:style-name="T3">300</text:span><text:span text:style-name="T1"> </text:span><text:span text:style-name="T4">euros</text:span></text:p>
      <text:p text:style-name="P5"/>
      <text:p text:style-name="P6">S’inscrit à l’Enseignement de Qi Gong par séminaires, durant l’année universitaire 201<text:span text:style-name="T10">6</text:span>-201<text:span text:style-name="T10">7</text:span> :</text:p>
      <text:p text:style-name="P3"><text:span text:style-name="T9"></text:span><text:span text:style-name="T7"> </text:span><text:span text:style-name="T1">Un seul séminaire : </text:span><text:span text:style-name="T3">90 euros</text:span></text:p>
      <text:p text:style-name="P3"><text:span text:style-name="T9"></text:span><text:span text:style-name="T7"> </text:span><text:span text:style-name="T1">Deux séminaires : </text:span><text:span text:style-name="T3">170 euros</text:span></text:p>
      <text:p text:style-name="P3"><text:span text:style-name="T9"></text:span><text:span text:style-name="T7"> </text:span><text:span text:style-name="T1">Trois séminaires : </text:span><text:span text:style-name="T6">240</text:span><text:span text:style-name="T3"> euros</text:span></text:p>
      <text:p text:style-name="P11"><text:span text:style-name="T9"></text:span><text:span text:style-name="T7"> </text:span><text:span text:style-name="T12">Quatre</text:span><text:span text:style-name="T1"> séminaires : </text:span><text:span text:style-name="T6">300</text:span><text:span text:style-name="T3"> euros</text:span></text:p>
      <text:p text:style-name="P11"><text:span text:style-name="T9"></text:span><text:span text:style-name="T7"> </text:span><text:span text:style-name="T12">Cinq</text:span><text:span text:style-name="T11"> séminaires</text:span><text:span text:style-name="T3"> : </text:span><text:span text:style-name="T6">360</text:span><text:span text:style-name="T3"> euros</text:span></text:p>
      <text:p text:style-name="P12"/>
      <text:p text:style-name="P2"><text:span text:style-name="T2">Ci-joint un chèque de </text:span><text:span text:style-name="T4">120 euros</text:span><text:span text:style-name="T2"> à valoir sur l’inscription choisie. A adresser à Madame ou Monsieur</text:span></text:p>
      <text:p text:style-name="P9">CATANZARITI – 13, Place Philippe Lebon – 59000 LILLE</text:p>
      <text:p text:style-name="P9"/>
      <text:p text:style-name="P9"/>
      <text:p text:style-name="P9">Signatu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Catanzariti</meta:initial-creator>
    <meta:creation-date>2010-09-28T18:47:29</meta:creation-date>
    <dc:date>2018-07-22T13:30:06.878000000</dc:date>
    <meta:editing-duration>PT21M51S</meta:editing-duration>
    <meta:editing-cycles>9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20" meta:word-count="144" meta:character-count="815" meta:non-whitespace-character-count="686"/>
  </office:meta>
</office:document-meta>
</file>